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f6a1"/>
    </style:style>
    <style:style style:name="P3" style:family="paragraph" style:parent-style-name="Standard">
      <style:paragraph-properties fo:text-align="start" style:justify-single-word="false"/>
      <style:text-properties officeooo:paragraph-rsid="001217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c565f"/>
    </style:style>
    <style:style style:name="P6" style:family="paragraph" style:parent-style-name="Standard">
      <style:paragraph-properties fo:text-align="justify" style:justify-single-word="false"/>
      <style:text-properties officeooo:paragraph-rsid="0010447a"/>
    </style:style>
    <style:style style:name="P7" style:family="paragraph" style:parent-style-name="Standard">
      <style:paragraph-properties fo:text-align="justify" style:justify-single-word="false"/>
      <style:text-properties officeooo:paragraph-rsid="001217ff"/>
    </style:style>
    <style:style style:name="P8" style:family="paragraph" style:parent-style-name="Standard">
      <style:paragraph-properties fo:text-align="justify" style:justify-single-word="false"/>
      <style:text-properties officeooo:rsid="000ff6a1" officeooo:paragraph-rsid="000ff6a1"/>
    </style:style>
    <style:style style:name="P9" style:family="paragraph" style:parent-style-name="Standard">
      <style:paragraph-properties fo:text-align="justify" style:justify-single-word="false"/>
      <style:text-properties officeooo:rsid="0010447a" officeooo:paragraph-rsid="0010447a"/>
    </style:style>
    <style:style style:name="P10" style:family="paragraph" style:parent-style-name="Standard">
      <style:paragraph-properties fo:text-align="justify" style:justify-single-word="false"/>
      <style:text-properties officeooo:rsid="0010447a" officeooo:paragraph-rsid="001137b8"/>
    </style:style>
    <style:style style:name="P11" style:family="paragraph" style:parent-style-name="Standard">
      <style:paragraph-properties fo:text-align="justify" style:justify-single-word="false"/>
      <style:text-properties officeooo:rsid="0010447a" officeooo:paragraph-rsid="001217ff"/>
    </style:style>
    <style:style style:name="P12" style:family="paragraph" style:parent-style-name="Standard">
      <style:paragraph-properties fo:text-align="justify" style:justify-single-word="false"/>
      <style:text-properties officeooo:rsid="001217ff" officeooo:paragraph-rsid="001217ff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NewRomanPS-BoldMT" fo:font-size="19pt" fo:font-weight="bold" style:font-size-asian="19pt" style:font-weight-asian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NewRomanPS-BoldMT" fo:font-size="16pt" fo:font-weight="bold" officeooo:rsid="001217ff" officeooo:paragraph-rsid="001217ff" style:font-size-asian="16pt" style:font-weight-asian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NewRomanPSMT" fo:font-size="12pt" officeooo:rsid="001217ff" officeooo:paragraph-rsid="0010447a" style:font-size-asian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NewRomanPSMT" fo:font-size="12pt" officeooo:rsid="001217ff" officeooo:paragraph-rsid="001137b8" style:font-size-asian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NewRomanPSMT" fo:font-size="12pt" officeooo:rsid="001217ff" officeooo:paragraph-rsid="001217ff" style:font-size-asian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NewRomanPSMT" fo:font-size="12pt" officeooo:rsid="001217ff" officeooo:paragraph-rsid="001217ff" style:font-size-asian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NewRomanPSMT" fo:font-size="12pt" officeooo:rsid="0010447a" officeooo:paragraph-rsid="0010447a" style:font-size-asian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NewRomanPSMT" fo:font-size="12pt" officeooo:rsid="0010447a" officeooo:paragraph-rsid="001137b8" style:font-size-asian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NewRomanPSMT" fo:font-size="12pt" style:font-size-asian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NewRomanPSMT" fo:font-size="12pt" officeooo:paragraph-rsid="0010447a" style:font-size-asian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NewRomanPSMT" fo:font-size="12pt" officeooo:rsid="000c565f" officeooo:paragraph-rsid="000c565f" style:font-size-asian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NewRomanPSMT" fo:font-size="12pt" officeooo:rsid="000ff6a1" officeooo:paragraph-rsid="000ff6a1" style:font-size-asian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NewRomanPSMT" fo:font-size="12pt" officeooo:paragraph-rsid="001217ff" style:font-size-asian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NewRomanPSMT" fo:font-size="12pt" fo:font-weight="bold" officeooo:rsid="001217ff" officeooo:paragraph-rsid="001217ff" style:font-size-asian="12p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ab" style:font-name="CourierNewPSMT" fo:font-size="10pt" officeooo:rsid="001217ff" officeooo:paragraph-rsid="001217ff" style:font-size-asian="10pt"/>
    </style:style>
    <style:style style:name="P28" style:family="paragraph" style:parent-style-name="Standard">
      <style:paragraph-properties fo:text-align="start" style:justify-single-word="false"/>
      <style:text-properties fo:color="#0000ab" style:font-name="CourierNewPSMT" fo:font-size="10pt" officeooo:rsid="001217ff" style:font-size-asian="10pt"/>
    </style:style>
    <style:style style:name="P29" style:family="paragraph" style:parent-style-name="Standard">
      <style:paragraph-properties fo:text-align="justify" style:justify-single-word="false"/>
      <style:text-properties fo:color="#0000ab" style:font-name="CourierNewPSMT" fo:font-size="10pt" officeooo:rsid="0010447a" officeooo:paragraph-rsid="0010447a" style:font-size-asian="10pt"/>
    </style:style>
    <style:style style:name="P30" style:family="paragraph" style:parent-style-name="Standard">
      <style:paragraph-properties fo:text-align="justify" style:justify-single-word="false"/>
      <style:text-properties fo:color="#0000ab" style:font-name="CourierNewPSMT" fo:font-size="10pt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ab" style:font-name="CourierNewPSMT" fo:font-size="10pt" style:font-size-asian="10pt"/>
    </style:style>
    <style:style style:name="P32" style:family="paragraph" style:parent-style-name="Standard">
      <style:paragraph-properties fo:text-align="start" style:justify-single-word="false"/>
      <style:text-properties fo:color="#0000ab" style:font-name="CourierNewPSMT" fo:font-size="10pt" officeooo:paragraph-rsid="001217ff" style:font-size-asian="10pt"/>
    </style:style>
    <style:style style:name="P33" style:family="paragraph" style:parent-style-name="Standard">
      <style:paragraph-properties fo:text-align="justify" style:justify-single-word="false"/>
      <style:text-properties fo:color="#0000ab" style:font-name="CourierNewPSMT" fo:font-size="10pt" officeooo:rsid="000c565f" officeooo:paragraph-rsid="000e1cda" style:font-size-asian="10pt"/>
    </style:style>
    <style:style style:name="P34" style:family="paragraph" style:parent-style-name="Standard">
      <style:paragraph-properties fo:text-align="start" style:justify-single-word="false"/>
      <style:text-properties fo:color="#0000ab" style:font-name="CourierNewPSMT" fo:font-size="10pt" officeooo:rsid="000e74ea" officeooo:paragraph-rsid="000e74ea" style:font-size-asian="10pt"/>
    </style:style>
    <style:style style:name="P35" style:family="paragraph" style:parent-style-name="Standard">
      <style:paragraph-properties fo:text-align="start" style:justify-single-word="false"/>
      <style:text-properties fo:color="#0000ab" style:font-name="CourierNewPSMT" fo:font-size="10pt" officeooo:rsid="000ff6a1" officeooo:paragraph-rsid="000ff6a1" style:font-size-asian="10pt"/>
    </style:style>
    <style:style style:name="P36" style:family="paragraph" style:parent-style-name="Standard" style:list-style-name="L1">
      <style:paragraph-properties fo:text-align="justify" style:justify-single-word="false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0c565f"/>
    </style:style>
    <style:style style:name="P38" style:family="paragraph" style:parent-style-name="Standard" style:list-style-name="L2">
      <style:paragraph-properties fo:text-align="justify" style:justify-single-word="false"/>
      <style:text-properties officeooo:paragraph-rsid="000e1cda"/>
    </style:style>
    <style:style style:name="P39" style:family="paragraph" style:parent-style-name="Standard">
      <style:paragraph-properties fo:text-align="justify" style:justify-single-word="false"/>
      <style:text-properties officeooo:paragraph-rsid="001217ff"/>
    </style:style>
    <style:style style:name="P40" style:family="paragraph" style:parent-style-name="Standard">
      <style:paragraph-properties fo:text-align="justify" style:justify-single-word="false"/>
      <style:text-properties officeooo:paragraph-rsid="00149390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217ff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TimesNewRomanPSMT" fo:font-size="12pt" style:font-size-asian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TimesNewRomanPSMT" fo:font-size="12pt" officeooo:paragraph-rsid="001217ff" style:font-size-asian="12pt"/>
    </style:style>
    <style:style style:name="P44" style:family="paragraph" style:parent-style-name="Standard">
      <style:paragraph-properties fo:text-align="start" style:justify-single-word="false"/>
      <style:text-properties style:font-name="TimesNewRomanPSMT" fo:font-size="12pt" officeooo:rsid="001217ff" officeooo:paragraph-rsid="001217ff" style:font-size-asian="12pt"/>
    </style:style>
    <style:style style:name="P45" style:family="paragraph" style:parent-style-name="Standard">
      <style:paragraph-properties fo:text-align="justify" style:justify-single-word="false"/>
      <style:text-properties style:font-name="TimesNewRomanPSMT" fo:font-size="12pt" officeooo:rsid="001217ff" officeooo:paragraph-rsid="001217ff" style:font-size-asian="12pt"/>
    </style:style>
    <style:style style:name="T1" style:family="text">
      <style:text-properties fo:color="#000000" style:font-name="TimesNewRomanPSMT" fo:font-size="12pt" style:font-size-asian="12pt"/>
    </style:style>
    <style:style style:name="T2" style:family="text">
      <style:text-properties fo:color="#000000" style:font-name="TimesNewRomanPSMT" fo:font-size="12pt" officeooo:rsid="000c565f" style:font-size-asian="12pt"/>
    </style:style>
    <style:style style:name="T3" style:family="text">
      <style:text-properties fo:color="#000000" style:font-name="TimesNewRomanPSMT" fo:font-size="12pt" officeooo:rsid="000e1cda" style:font-size-asian="12pt"/>
    </style:style>
    <style:style style:name="T4" style:family="text">
      <style:text-properties fo:color="#000000" style:font-name="TimesNewRomanPSMT" fo:font-size="12pt" officeooo:rsid="001217ff" style:font-size-asian="12pt"/>
    </style:style>
    <style:style style:name="T5" style:family="text">
      <style:text-properties fo:color="#0000ab" style:font-name="CourierNewPSMT" fo:font-size="10pt" style:font-size-asian="10pt"/>
    </style:style>
    <style:style style:name="T6" style:family="text">
      <style:text-properties fo:color="#0000ab" style:font-name="CourierNewPSMT" fo:font-size="10pt" officeooo:rsid="000c565f" style:font-size-asian="10pt"/>
    </style:style>
    <style:style style:name="T7" style:family="text">
      <style:text-properties fo:color="#0000ab" style:font-name="CourierNewPSMT" fo:font-size="10pt" officeooo:rsid="000ff6a1" style:font-size-asian="10pt"/>
    </style:style>
    <style:style style:name="T8" style:family="text">
      <style:text-properties fo:color="#0000ab" style:font-name="CourierNewPSMT" fo:font-size="10pt" officeooo:rsid="001137b8" style:font-size-asian="10pt"/>
    </style:style>
    <style:style style:name="T9" style:family="text">
      <style:text-properties fo:color="#0000ab" style:font-name="CourierNewPSMT" fo:font-size="10pt" officeooo:rsid="001217ff" style:font-size-asian="10pt"/>
    </style:style>
    <style:style style:name="T10" style:family="text">
      <style:text-properties style:font-name="TimesNewRomanPSMT" fo:font-size="12pt" style:font-size-asian="12pt"/>
    </style:style>
    <style:style style:name="T11" style:family="text">
      <style:text-properties style:font-name="TimesNewRomanPSMT" fo:font-size="12pt" officeooo:rsid="001217ff" style:font-size-asian="12pt"/>
    </style:style>
    <style:style style:name="T12" style:family="text">
      <style:text-properties style:font-name="TimesNewRomanPSMT" fo:font-size="12pt" officeooo:rsid="001448d1" style:font-size-asian="12pt"/>
    </style:style>
    <style:style style:name="T13" style:family="text">
      <style:text-properties style:font-name="TimesNewRomanPSMT" fo:font-size="12pt" officeooo:rsid="00149390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nipulação de Strings</text:p>
      <text:p text:style-name="P13"/>
      <text:p text:style-name="P6"><text:span text:style-name="T1">Em C, uma string é um conjunto de caracteres armazenados num vetor. As strings são representadas utilizando aspas enquanto os caracteres entre apóstrofes. </text:span><text:span text:style-name="T4">A declaração é dessa forma:</text:span></text:p>
      <text:p text:style-name="P15"/>
      <text:p text:style-name="P27">char nome[30];</text:p>
      <text:p text:style-name="P27"/>
      <text:p text:style-name="P9"><text:span text:style-name="T1">Para ler um string, podemos usar o </text:span><text:span text:style-name="T5">scanf()</text:span><text:span text:style-name="T1">, porém a leitura não irá aceitar espaços entre textos. Por isso, o ideal é usar a função </text:span><text:span text:style-name="T5">gets()</text:span><text:span text:style-name="T1">, assim:</text:span></text:p>
      <text:p text:style-name="P19"/>
      <text:p text:style-name="P29">printf("Digite nome: ");</text:p>
      <text:p text:style-name="P29">gets(nome);</text:p>
      <text:p text:style-name="P19"/>
      <text:p text:style-name="P10"><text:span text:style-name="T1">Obs: o </text:span><text:span text:style-name="T5">gets() </text:span><text:span text:style-name="T1">não precisa do </text:span><text:span text:style-name="T8">fflush</text:span><text:span text:style-name="T5">()</text:span><text:span text:style-name="T4">.</text:span></text:p>
      <text:p text:style-name="P16"/>
      <text:p text:style-name="P12"><text:span text:style-name="T1">Para mostrar, se utiliza o especificador </text:span><text:span text:style-name="T8">%</text:span><text:span text:style-name="T5">s</text:span><text:span text:style-name="T1">, assim:</text:span></text:p>
      <text:p text:style-name="P17"/>
      <text:p text:style-name="P11"><text:span text:style-name="T5">printf("</text:span><text:span text:style-name="T9">O</text:span><text:span text:style-name="T5"> nome </text:span><text:span text:style-name="T9">é</text:span><text:span text:style-name="T5">: %</text:span><text:span text:style-name="T9">s\n</text:span><text:span text:style-name="T5">", </text:span><text:span text:style-name="T9">nome</text:span><text:span text:style-name="T5">);</text:span></text:p>
      <text:p text:style-name="P16"/>
      <text:p text:style-name="P12"><text:span text:style-name="T1">A declaração de strings obedece à sintaxe de declaração de vetores, sendo a primeira posição </text:span><text:span text:style-name="T5">0 </text:span><text:span text:style-name="T1">e o final da string identificado pelo caracter </text:span><text:span text:style-name="T5">'\0'</text:span><text:span text:style-name="T1">. Isso é importante, pois como já foi visto, o C não faz tratamento de final de vetor, tendo, por isso, que delimitar o final de uma string. E isso é feito com o </text:span><text:span text:style-name="T5">'\0'</text:span><text:span text:style-name="T1">. A leitura já insere o caracter <text:s/></text:span><text:span text:style-name="T5">'\0'</text:span><text:span text:style-name="T1">. </text:span></text:p>
      <text:p text:style-name="P20"/>
      <text:p text:style-name="P22">Definitivamente, o forte do C não é o tratamento direto de strings, visto que strings não são tipos básicos da linguagem e a única forma de representar um conjunto de caracteres é recorrendo a um vetor.</text:p>
      <text:p text:style-name="P21"/>
      <text:p text:style-name="P21">Por exemplo não podemos fazer:</text:p>
      <text:list xml:id="list168099694" text:style-name="L1">
        <text:list-item>
          <text:p text:style-name="P36"><text:span text:style-name="T1">uma atribuição </text:span><text:span text:style-name="T5">s1="OLA";</text:span></text:p>
        </text:list-item>
        <text:list-item>
          <text:p text:style-name="P36"><text:span text:style-name="T1">uma comparação </text:span><text:span text:style-name="T5">if (s1=="OLA") ...</text:span></text:p>
        </text:list-item>
      </text:list>
      <text:p text:style-name="P21"/>
      <text:p text:style-name="P21">Uma exceção é no momento da declaração, onde é possível realizar uma atribuição de valor:</text:p>
      <text:p text:style-name="P21"/>
      <text:p text:style-name="P4"><text:span text:style-name="T5">char nome[</text:span><text:span text:style-name="T6">10</text:span><text:span text:style-name="T5">] = "OLA";</text:span></text:p>
      <text:p text:style-name="P30"/>
      <text:p text:style-name="P5"><text:span text:style-name="T1">No entanto, C possui uma biblioteca de funções </text:span><text:span text:style-name="T2">(</text:span><text:span text:style-name="T6">string.h</text:span><text:span text:style-name="T2">) </text:span><text:span text:style-name="T1">que permite realizar estas tarefas e muito mais, e se por acaso não encontrarmos nenhuma função que faça o que queremos podemos sempre fazer manipulação caracter a caracter e resolver o problema.</text:span></text:p>
      <text:p text:style-name="P21"/>
      <text:p text:style-name="P4"><text:span text:style-name="T1">Observe o exemplo a seguir. É possível fazer a atribuição utilizando uma função específica (</text:span><text:span text:style-name="T5">strcpy()</text:span><text:span text:style-name="T1">), ou simplesmente adicionando caracter a caracter nas posições adequadas, não esquecendo do </text:span><text:span text:style-name="T5">'\0'</text:span><text:span text:style-name="T1">.</text:span></text:p>
      <text:p text:style-name="P21"/>
      <text:p text:style-name="P30">#include &lt;stdio.h&gt;</text:p>
      <text:p text:style-name="P31">#include &lt;string.h&gt;</text:p>
      <text:p text:style-name="P31">void main()</text:p>
      <text:p text:style-name="P31">{</text:p>
      <text:p text:style-name="P31"><text:tab/>char string1[10], string2[10];</text:p>
      <text:p text:style-name="P31"><text:tab/>printf("\nAtribuição de valor a strings\n");</text:p>
      <text:p text:style-name="P31"><text:tab/>printf("-----------------------------\n");</text:p>
      <text:p text:style-name="P31"><text:tab/>strcpy(string1,"Ola");</text:p>
      <text:p text:style-name="P31"><text:tab/>printf("\nAtribuicao na primeira forma: %s",string1);</text:p>
      <text:p text:style-name="P31"><text:tab/>string2[0] = 'O';</text:p>
      <text:p text:style-name="P31"><text:soft-page-break/><text:tab/>string2[1] = 'l';</text:p>
      <text:p text:style-name="P31"><text:tab/>string2[2] = 'a';</text:p>
      <text:p text:style-name="P31"><text:tab/>string2[3] = '\0'; </text:p>
      <text:p text:style-name="P31"><text:tab/>printf("\nAtribuicao na segunda forma: %s",string2);</text:p>
      <text:p text:style-name="P30">}</text:p>
      <text:p text:style-name="P21"/>
      <text:p text:style-name="P5"><text:span text:style-name="T2">Se o </text:span><text:span text:style-name="T6">strcpy() </text:span><text:span text:style-name="T2">é responsável pela atribuição de valor, sempre que quisermos comparar valores temos que usar o </text:span><text:span text:style-name="T6">strcmp()</text:span><text:span text:style-name="T2">ou o </text:span><text:span text:style-name="T6">stricmp()</text:span><text:span text:style-name="T2">. Esse segundo ignora caixa de texto na comparação. É importante destacar que a comparação feita entre dois strings pode retornar um valor igual, maior ou menor que zero:</text:span></text:p>
      <text:p text:style-name="P23"/>
      <text:list xml:id="list2058443517" text:style-name="L2">
        <text:list-item>
          <text:p text:style-name="P37"><text:span text:style-name="T1">Se </text:span><text:span text:style-name="T2">o</text:span><text:span text:style-name="T1">s strings forem iguais a função retorna </text:span><text:span text:style-name="T5">0</text:span></text:p>
        </text:list-item>
        <text:list-item>
          <text:p text:style-name="P38"><text:span text:style-name="T2">Se o primeiro string</text:span><text:span text:style-name="T5"> </text:span><text:span text:style-name="T1">for menor </text:span><text:span text:style-name="T2">que o segundo, a</text:span><text:span text:style-name="T1"> função retorna um valor </text:span><text:span text:style-name="T2">menor que </text:span><text:span text:style-name="T6">0</text:span></text:p>
        </text:list-item>
        <text:list-item>
          <text:p text:style-name="P38"><text:span text:style-name="T2">Se o primeiro string</text:span><text:span text:style-name="T6"> </text:span><text:span text:style-name="T2">for </text:span><text:span text:style-name="T3">maior</text:span><text:span text:style-name="T2"> que o segundo, a função retorna um valor </text:span><text:span text:style-name="T3">maior</text:span><text:span text:style-name="T2"> que </text:span><text:span text:style-name="T6">0</text:span></text:p>
        </text:list-item>
      </text:list>
      <text:p text:style-name="P33"/>
      <text:p text:style-name="P33"/>
      <text:p text:style-name="P33">#include &lt;stdio.h&gt;</text:p>
      <text:p text:style-name="P31">#include &lt;string.h&gt;</text:p>
      <text:p text:style-name="P31"/>
      <text:p text:style-name="P31">void main()</text:p>
      <text:p text:style-name="P31">{</text:p>
      <text:p text:style-name="P31"><text:tab/>char string1[20],string2[20];</text:p>
      <text:p text:style-name="P31"><text:tab/>int retorno;</text:p>
      <text:p text:style-name="P31"/>
      <text:p text:style-name="P31"><text:tab/>printf("\nEntre com a primeira string: ");</text:p>
      <text:p text:style-name="P31"><text:tab/>gets(string1);</text:p>
      <text:p text:style-name="P31"><text:tab/>printf("\nEntre com a segunda string: ");</text:p>
      <text:p text:style-name="P31"><text:tab/>gets(string2);</text:p>
      <text:p text:style-name="P31"/>
      <text:p text:style-name="P31"><text:tab/>retorno = strcmp(string1,string2);</text:p>
      <text:p text:style-name="P31"><text:tab/>if(retorno == 0)</text:p>
      <text:p text:style-name="P31"><text:tab/><text:tab/>printf("As strings sao iguais.\n");</text:p>
      <text:p text:style-name="P31"><text:tab/>else if(retorno &lt; 0)</text:p>
      <text:p text:style-name="P31"><text:tab/><text:tab/>printf("A string1 e' menor.\n");</text:p>
      <text:p text:style-name="P31"><text:tab/>else</text:p>
      <text:p text:style-name="P31"><text:tab/><text:tab/>printf("A string2 e' menor.\n");</text:p>
      <text:p text:style-name="P31"><text:tab/></text:p>
      <text:p text:style-name="P1"><text:span text:style-name="T5"><text:tab/></text:span><text:span text:style-name="T6">retorno = stricmp(string1,string2);</text:span></text:p>
      <text:p text:style-name="P31"><text:tab/>if(retorno == 0)</text:p>
      <text:p text:style-name="P31"><text:tab/><text:tab/>printf("As strings sao iguais, desconsiderando caixa de texto\n");</text:p>
      <text:p text:style-name="P31"><text:tab/>else if(retorno &lt; 0)</text:p>
      <text:p text:style-name="P31"><text:tab/><text:tab/>printf("A string1 e' menor, desconsiderando caixa de texto\n");</text:p>
      <text:p text:style-name="P31"><text:tab/>else</text:p>
      <text:p text:style-name="P31"><text:tab/><text:tab/>printf("A string2 e' menor, desconsiderando caixa de texto\n");</text:p>
      <text:p text:style-name="P34">}</text:p>
      <text:p text:style-name="P34"/>
      <text:p text:style-name="P8"><text:span text:style-name="T1">Em algumas situações é necessário saber o tamanho do string, que não é o tamanho do vetor, mas sim até onde se encontra o </text:span><text:span text:style-name="T6">"</text:span><text:span text:style-name="T5">\0"</text:span><text:span text:style-name="T2">. </text:span><text:span text:style-name="T1">Para isso, basta usar o </text:span><text:span text:style-name="T6">str</text:span><text:span text:style-name="T5">len</text:span><text:span text:style-name="T6">()</text:span><text:span text:style-name="T2">, </text:span><text:span text:style-name="T1">assim:</text:span></text:p>
      <text:p text:style-name="P24"/>
      <text:p text:style-name="P8"><text:span text:style-name="T1"><text:tab/></text:span><text:span text:style-name="T5">int tamanho = strlen(texto);</text:span></text:p>
      <text:p text:style-name="P24"/>
      <text:p text:style-name="P24"/>
      <text:p text:style-name="P24">Isso significa que há duas maneiras de percorrer um vetor caracter a caracter:</text:p>
      <text:p text:style-name="P24"/>
      <text:p text:style-name="P35">int i;</text:p>
      <text:p text:style-name="P35">for (i=0; i &lt; strlen(texto); i++)</text:p>
      <text:p text:style-name="P2"><text:span text:style-name="T5"><text:tab/>printf("%</text:span><text:span text:style-name="T7">c</text:span><text:span text:style-name="T5">",</text:span><text:span text:style-name="T7">texto[i]</text:span><text:span text:style-name="T5">);</text:span></text:p>
      <text:p text:style-name="P35"/>
      <text:p text:style-name="P35"/>
      <text:p text:style-name="P24"/>
      <text:p text:style-name="P24"><text:soft-page-break/>Ou:</text:p>
      <text:p text:style-name="P24"/>
      <text:p text:style-name="P35">int i;</text:p>
      <text:p text:style-name="P35">for (i=0; texto[i] != '\0'; i++)</text:p>
      <text:p text:style-name="P2"><text:span text:style-name="T5"><text:tab/>printf("%</text:span><text:span text:style-name="T7">c</text:span><text:span text:style-name="T5">",</text:span><text:span text:style-name="T7">texto[i]</text:span><text:span text:style-name="T5">);</text:span></text:p>
      <text:p text:style-name="P35"/>
      <text:p text:style-name="P35"/>
      <text:p text:style-name="P14">Verificando caracteres</text:p>
      <text:p text:style-name="P14"/>
      <text:p text:style-name="P4"><text:span text:style-name="T1">Existem várias funções para manipular caracteres. Algumas delas podem ser vistas a seguir, todas ela definidas na biblioteca </text:span><text:span text:style-name="T5">ctype.h</text:span><text:span text:style-name="T1">.</text:span></text:p>
      <text:p text:style-name="P21"/>
      <text:p text:style-name="P18">Converte o caracter para maiúsculo:</text:p>
      <text:p text:style-name="P3"><text:span text:style-name="T9">maiusculo =</text:span><text:span text:style-name="T5"> toupper(caracter);</text:span></text:p>
      <text:p text:style-name="P32"/>
      <text:p text:style-name="P25">Converte o caracter para minúsculo:</text:p>
      <text:p text:style-name="P1"><text:span text:style-name="T9">minusculo = </text:span><text:span text:style-name="T5">tolower(int caracter);</text:span></text:p>
      <text:p text:style-name="P31"/>
      <text:p text:style-name="P18">Verifica se é maiúsculo:</text:p>
      <text:p text:style-name="P3"><text:span text:style-name="T9">if (</text:span><text:span text:style-name="T5">isupper(caracter) </text:span><text:span text:style-name="T9">== 1)</text:span><text:span text:style-name="T5"> </text:span></text:p>
      <text:p text:style-name="P3"><text:span text:style-name="T1">Retorna </text:span><text:span text:style-name="T5">true </text:span><text:span text:style-name="T1">(</text:span><text:span text:style-name="T5">1</text:span><text:span text:style-name="T1">) se o caracter é maiúsculo e </text:span><text:span text:style-name="T5">false </text:span><text:span text:style-name="T1">(</text:span><text:span text:style-name="T5">0</text:span><text:span text:style-name="T1">) caso contrário.</text:span></text:p>
      <text:p text:style-name="P25"/>
      <text:p text:style-name="P18">Verifica se é maiúsculo:</text:p>
      <text:p text:style-name="P3"><text:span text:style-name="T9">if (islower</text:span><text:span text:style-name="T5">(caracter) </text:span><text:span text:style-name="T9">== 1)</text:span><text:span text:style-name="T5"> </text:span></text:p>
      <text:p text:style-name="P3"><text:span text:style-name="T1">Retorna </text:span><text:span text:style-name="T5">true </text:span><text:span text:style-name="T1">(</text:span><text:span text:style-name="T5">1</text:span><text:span text:style-name="T1">) se o caracter é minúsculo e </text:span><text:span text:style-name="T5">false </text:span><text:span text:style-name="T1">(</text:span><text:span text:style-name="T5">0</text:span><text:span text:style-name="T1">) caso contrário.</text:span></text:p>
      <text:p text:style-name="P25"/>
      <text:p text:style-name="P18">Verifica se é um caracter alfabético:</text:p>
      <text:p text:style-name="P3"><text:span text:style-name="T9">if</text:span><text:span text:style-name="T5"> </text:span><text:span text:style-name="T9">(</text:span><text:span text:style-name="T5">isalpha(caracter) </text:span><text:span text:style-name="T9">== 1)</text:span></text:p>
      <text:p text:style-name="P3"><text:span text:style-name="T1">Retorna </text:span><text:span text:style-name="T5">true </text:span><text:span text:style-name="T1">(</text:span><text:span text:style-name="T5">1</text:span><text:span text:style-name="T1">) se o caracter é uma letra e </text:span><text:span text:style-name="T5">false </text:span><text:span text:style-name="T1">(</text:span><text:span text:style-name="T5">0</text:span><text:span text:style-name="T1">) caso contrário.</text:span></text:p>
      <text:p text:style-name="P25"/>
      <text:p text:style-name="P18">Verifica se é o caracter é um dígito:</text:p>
      <text:p text:style-name="P3"><text:span text:style-name="T9">if (</text:span><text:span text:style-name="T5">isdigit(caracter) </text:span><text:span text:style-name="T9">== 1) </text:span></text:p>
      <text:p text:style-name="P3"><text:span text:style-name="T1">Retorna </text:span><text:span text:style-name="T5">true </text:span><text:span text:style-name="T1">(</text:span><text:span text:style-name="T5">1</text:span><text:span text:style-name="T1">) se o caracter é um número e </text:span><text:span text:style-name="T5">false </text:span><text:span text:style-name="T1">(</text:span><text:span text:style-name="T5">0</text:span><text:span text:style-name="T1">) caso contrário.</text:span></text:p>
      <text:p text:style-name="P18"/>
      <text:p text:style-name="P18"/>
      <text:p text:style-name="P26">EXERCÍCIOS:</text:p>
      <text:p text:style-name="P18"/>
      <text:p text:style-name="P18">1) Fazer um programa que, dadas 2 palavras, determine:</text:p>
      <text:list xml:id="list4006609062" text:style-name="L3">
        <text:list-item>
          <text:p text:style-name="P42">Se as palavras são iguais.</text:p>
        </text:list-item>
        <text:list-item>
          <text:p text:style-name="P43">Se as palavras são iguais, independente de caixa de texto.</text:p>
        </text:list-item>
        <text:list-item>
          <text:p text:style-name="P41"><text:span text:style-name="T10">Caso as palavras sejam diferentes (tanto no a. quanto no b.), qual delas tem </text:span><text:span text:style-name="T11">maior comprimento.</text:span></text:p>
        </text:list-item>
      </text:list>
      <text:p text:style-name="P44"/>
      <text:p text:style-name="P7"><text:span text:style-name="T11">2) </text:span><text:span text:style-name="T4">Criar um programa que leia um string</text:span><text:span text:style-name="T9"> aluno1.</text:span><text:span text:style-name="T4"> Após, declare um string </text:span><text:span text:style-name="T9">aluno2 </text:span><text:span text:style-name="T4">e jogue o conteúdo de </text:span><text:span text:style-name="T9">aluno1</text:span><text:span text:style-name="T4"> em </text:span><text:span text:style-name="T9">aluno2</text:span><text:span text:style-name="T4">. Após, converta cada caracter de </text:span><text:span text:style-name="T9">aluno1 </text:span><text:span text:style-name="T4">para maiúsculo, mostrando os dois strings ao final.</text:span></text:p>
      <text:p text:style-name="P44"/>
      <text:p text:style-name="P7"><text:span text:style-name="T11">3</text:span><text:span text:style-name="T12">)</text:span><text:span text:style-name="T11"> </text:span><text:span text:style-name="T10">Elaborar um programa que leia uma frase e armazene-a em um vetor de caracteres. Depois, verifique e mostre o número de espaços em branco na frase, o número de </text:span><text:span text:style-name="T11">vogais, o número de consoantes e o número de dígitos.</text:span></text:p>
      <text:p text:style-name="P7"><text:span text:style-name="T11"/></text:p>
      <text:p text:style-name="P40"><text:span text:style-name="T11">4</text:span><text:span text:style-name="T13">) </text:span><text:span text:style-name="T10">Fazer um programa que, dado um nome completo, informe a abreviatura deste nome. Não se devem abreviar as preposições como: do, de, etc. A abreviatura deve </text:span><text:span text:style-name="T13">vir separada por pontos. Ex: Paulo Jose de Alma Prado. Abreviatura: P.J.A.P.</text:span></text:p>
      <text:p text:style-name="P40"><text:soft-page-break/><text:span text:style-name="T13">5) Escreva um programa que leia uma palavra e verifique se ela é um palíndromo. </text:span><text:span text:style-name="T10">Palíndromo é a palavra cuja leitura é a mesma, quer se faça da direita para a esquerda, quer da esquerda para a direita. Exemplo: ovo, anilina</text:span></text:p>
      <text:p text:style-name="P40"><text:span text:style-name="T10"/></text:p>
      <text:p text:style-name="P45"/>
      <text:p text:style-name="P1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0:12:03.430000000</meta:creation-date>
    <dc:date>2019-06-19T21:04:14.193000000</dc:date>
    <meta:editing-duration>PT27M26S</meta:editing-duration>
    <meta:editing-cycles>8</meta:editing-cycles>
    <meta:generator>LibreOffice/6.0.7.3$Windows_X86_64 LibreOffice_project/dc89aa7a9eabfd848af146d5086077aeed2ae4a5</meta:generator>
    <meta:document-statistic meta:table-count="0" meta:image-count="0" meta:object-count="0" meta:page-count="4" meta:paragraph-count="100" meta:word-count="907" meta:character-count="5614" meta:non-whitespace-character-count="4769"/>
  </office:meta>
</office:document-meta>
</file>